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5B200000334F267B32A.svm" manifest:media-type=""/>
  <manifest:file-entry manifest:full-path="Pictures/200000010000010300000129DE440841.svm" manifest:media-type=""/>
  <manifest:file-entry manifest:full-path="Pictures/2000000100000124000000D835B2CD1B.svm" manifest:media-type=""/>
  <manifest:file-entry manifest:full-path="Pictures/20000001000001960000012DA2D96289.svm" manifest:media-type=""/>
  <manifest:file-entry manifest:full-path="Pictures/2000000100000131000000D8744C42C9.svm" manifest:media-type=""/>
  <manifest:file-entry manifest:full-path="Pictures/200000010000017D000000D4CB37E4F5.svm" manifest:media-type=""/>
  <manifest:file-entry manifest:full-path="Pictures/200000010000014F00000124CDD19E6C.svm" manifest:media-type=""/>
  <manifest:file-entry manifest:full-path="Pictures/20000002000001A90000008B2F483752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026cm"/>
    </style:style>
    <style:style style:name="gr5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d=\frac{V_T}{I_{DQ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P5" style:family="paragraph"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XB Tabriz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21cm" svg:height="2.248cm" svg:x="0.879cm" svg:y="1.017cm">
          <draw:image xlink:href="Pictures/20000002000001A90000008B2F483752.eps" xlink:type="simple" xlink:show="embed" xlink:actuate="onLoad">
            <text:p/>
          </draw:image>
        </draw:frame>
        <draw:frame draw:style-name="gr2" draw:text-style-name="P3" draw:layer="layout" svg:width="0.869cm" svg:height="0.916cm" svg:x="6.17cm" svg:y="3.33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1.472cm" svg:y="3.369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line draw:style-name="gr3" draw:text-style-name="P4" draw:layer="layout" svg:x1="5.963cm" svg:y1="0.818cm" svg:x2="6.931cm" svg:y2="0.818cm">
          <text:p/>
        </draw:line>
        <draw:frame draw:style-name="gr2" draw:text-style-name="P5" draw:layer="layout" svg:width="0.731cm" svg:height="0.916cm" svg:x="6.828cm" svg:y="1.186cm">
          <draw:text-box>
            <text:p><text:span text:style-name="T3">+</text:span></text:p>
          </draw:text-box>
        </draw:frame>
        <draw:frame draw:style-name="gr4" draw:text-style-name="P5" draw:layer="layout" svg:width="0.349cm" svg:height="0.729cm" svg:x="7.019cm" svg:y="2.283cm">
          <draw:text-box>
            <text:p><text:span text:style-name="T4">-</text:span></text:p>
          </draw:text-box>
        </draw:frame>
        <draw:frame draw:style-name="gr2" draw:text-style-name="P5" draw:layer="layout" svg:width="0.731cm" svg:height="0.916cm" svg:x="0.929cm" svg:y="0.89cm">
          <draw:text-box>
            <text:p><text:span text:style-name="T3">+</text:span></text:p>
          </draw:text-box>
        </draw:frame>
        <draw:frame draw:style-name="gr4" draw:text-style-name="P5" draw:layer="layout" svg:width="0.349cm" svg:height="0.729cm" svg:x="1.12cm" svg:y="2.478cm">
          <draw:text-box>
            <text:p><text:span text:style-name="T4">-</text:span></text:p>
          </draw:text-box>
        </draw:frame>
        <draw:line draw:style-name="gr3" draw:text-style-name="P4" draw:layer="layout" svg:x1="1.459cm" svg:y1="0.818cm" svg:x2="2.427cm" svg:y2="0.818cm">
          <text:p/>
        </draw:line>
        <draw:frame draw:style-name="gr5" draw:text-style-name="P1" draw:layer="layout" svg:width="0.401cm" svg:height="0.349cm" svg:x="6.196cm" svg:y="0.295cm">
          <draw:image xlink:href="Pictures/200000010000014F00000124CDD19E6C.svm" xlink:type="simple" xlink:show="embed" xlink:actuate="onLoad">
            <text:p/>
          </draw:image>
        </draw:frame>
        <draw:frame draw:style-name="gr6" draw:text-style-name="P1" draw:layer="layout" svg:width="0.456cm" svg:height="0.253cm" svg:x="6.965cm" svg:y="2.048cm">
          <draw:image xlink:href="Pictures/200000010000017D000000D4CB37E4F5.svm" xlink:type="simple" xlink:show="embed" xlink:actuate="onLoad">
            <text:p/>
          </draw:image>
        </draw:frame>
        <draw:frame draw:style-name="gr7" draw:text-style-name="P1" draw:layer="layout" svg:width="0.365cm" svg:height="0.258cm" svg:x="4.652cm" svg:y="1.53cm">
          <draw:image xlink:href="Pictures/2000000100000131000000D8744C42C9.svm" xlink:type="simple" xlink:show="embed" xlink:actuate="onLoad">
            <text:p/>
          </draw:image>
        </draw:frame>
        <draw:frame draw:style-name="gr8" draw:text-style-name="P1" draw:layer="layout" svg:width="0.486cm" svg:height="0.36cm" svg:x="4.552cm" svg:y="2.472cm">
          <draw:image xlink:href="Pictures/20000001000001960000012DA2D96289.svm" xlink:type="simple" xlink:show="embed" xlink:actuate="onLoad">
            <text:p/>
          </draw:image>
        </draw:frame>
        <draw:frame draw:style-name="gr9" draw:text-style-name="P1" draw:layer="layout" svg:width="0.349cm" svg:height="0.258cm" svg:x="3.305cm" svg:y="2.085cm">
          <draw:image xlink:href="Pictures/2000000100000124000000D835B2CD1B.svm" xlink:type="simple" xlink:show="embed" xlink:actuate="onLoad">
            <text:p/>
          </draw:image>
        </draw:frame>
        <draw:frame draw:style-name="gr10" draw:text-style-name="P1" draw:layer="layout" svg:width="0.31cm" svg:height="0.355cm" svg:x="1.685cm" svg:y="0.306cm">
          <draw:image xlink:href="Pictures/200000010000010300000129DE440841.svm" xlink:type="simple" xlink:show="embed" xlink:actuate="onLoad">
            <text:p/>
          </draw:image>
        </draw:frame>
        <draw:frame draw:style-name="gr7" draw:text-style-name="P1" draw:layer="layout" svg:width="0.365cm" svg:height="0.258cm" svg:x="1.112cm" svg:y="1.983cm">
          <draw:image xlink:href="Pictures/2000000100000131000000D8744C42C9.svm" xlink:type="simple" xlink:show="embed" xlink:actuate="onLoad">
            <text:p/>
          </draw:image>
        </draw:frame>
        <draw:frame draw:style-name="gr11" draw:text-style-name="P1" draw:layer="layout" svg:width="1.748cm" svg:height="0.983cm" svg:x="2.94cm" svg:y="3.284cm">
          <draw:image xlink:href="Pictures/20000001000005B200000334F267B32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33:18.096706516</dc:date>
    <meta:editing-duration>PT48M39S</meta:editing-duration>
    <meta:editing-cycles>6</meta:editing-cycles>
    <meta:generator>LibreOffice/4.2.8.2$Linux_x86 LibreOffice_project/420m0$Build-2</meta:generator>
    <meta:document-statistic meta:object-count="17"/>
  </office:meta>
</office:document-meta>
</file>